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2a575" officeooo:paragraph-rsid="0022a575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3a5b1" officeooo:paragraph-rsid="0023a5b1" style:font-size-asian="12pt" style:font-weight-asian="normal" style:font-size-complex="12pt" style:font-weight-complex="normal"/>
    </style:style>
    <style:style style:name="P7" style:family="paragraph" style:parent-style-name="Table_20_Contents" style:list-style-name="L1">
      <style:text-properties style:font-name="Liberation Sans" fo:font-size="12pt" fo:font-weight="normal" officeooo:rsid="0023a5b1" officeooo:paragraph-rsid="0023a5b1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270f3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23a5b1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paragraph-rsid="0023a5b1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1" style:family="paragraph" style:parent-style-name="Table_20_Contents" style:list-style-name="L2">
      <style:text-properties style:font-name="Liberation Sans" fo:font-size="12pt" fo:font-weight="normal" officeooo:paragraph-rsid="00257de2" style:font-size-asian="12pt" style:font-weight-asian="normal" style:font-size-complex="12pt" style:font-weight-complex="normal"/>
    </style:style>
    <style:style style:name="P22" style:family="paragraph" style:parent-style-name="Table_20_Contents" style:list-style-name="L2">
      <style:text-properties style:font-name="Liberation Sans" fo:font-size="12pt" fo:font-weight="normal" officeooo:rsid="00220ae6" officeooo:paragraph-rsid="00257de2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28f2b0" officeooo:paragraph-rsid="0028f2b0" style:font-size-asian="12pt" style:font-weight-asian="normal" style:font-size-complex="12pt" style:font-weight-complex="normal"/>
    </style:style>
    <style:style style:name="P26" style:family="paragraph" style:parent-style-name="Table_20_Contents" style:list-style-name="L3">
      <style:text-properties style:font-name="Liberation Sans" fo:font-size="12pt" fo:font-weight="normal" officeooo:rsid="0028f2b0" officeooo:paragraph-rsid="0028f2b0" style:font-size-asian="12pt" style:font-weight-asian="normal" style:font-size-complex="12pt" style:font-weight-complex="normal"/>
    </style:style>
    <style:style style:name="P27" style:family="paragraph" style:parent-style-name="Table_20_Contents" style:list-style-name="L3">
      <style:text-properties style:font-name="Liberation Sans" fo:font-size="12pt" fo:font-weight="normal" officeooo:rsid="002ce6b2" officeooo:paragraph-rsid="002ce6b2" style:font-size-asian="12pt" style:font-weight-asian="normal" style:font-size-complex="12pt" style:font-weight-complex="normal"/>
    </style:style>
    <style:style style:name="P28" style:family="paragraph" style:parent-style-name="Table_20_Contents" style:list-style-name="L3">
      <style:text-properties style:font-name="Liberation Sans" fo:font-size="12pt" fo:font-weight="normal" officeooo:rsid="0029c164" officeooo:paragraph-rsid="0029c164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Liberation Sans" fo:font-size="12pt" fo:font-weight="normal" officeooo:rsid="0029c164" officeooo:paragraph-rsid="002ce6b2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2a575"/>
    </style:style>
    <style:style style:name="T6" style:family="text">
      <style:text-properties officeooo:rsid="002ae730"/>
    </style:style>
    <style:style style:name="T7" style:family="text">
      <style:text-properties officeooo:rsid="001b67bf"/>
    </style:style>
    <style:style style:name="T8" style:family="text">
      <style:text-properties fo:font-weight="bold" officeooo:rsid="0019ad9a" style:font-weight-asian="bold" style:font-weight-complex="bold"/>
    </style:style>
    <style:style style:name="T9" style:family="text">
      <style:text-properties fo:font-weight="bold" officeooo:rsid="002a5fab" style:font-weight-asian="bold" style:font-weight-complex="bold"/>
    </style:style>
    <style:style style:name="T10" style:family="text">
      <style:text-properties fo:font-weight="bold" officeooo:rsid="002c3f31" style:font-weight-asian="bold" style:font-weight-complex="bold"/>
    </style:style>
    <style:style style:name="T11" style:family="text">
      <style:text-properties fo:font-weight="bold" officeooo:rsid="002b7374" style:font-weight-asian="bold" style:font-weight-complex="bold"/>
    </style:style>
    <style:style style:name="T12" style:family="text">
      <style:text-properties officeooo:rsid="0019ad9a"/>
    </style:style>
    <style:style style:name="T13" style:family="text">
      <style:text-properties officeooo:rsid="002a5fab"/>
    </style:style>
    <style:style style:name="T14" style:family="text">
      <style:text-properties officeooo:rsid="00259b04"/>
    </style:style>
    <style:style style:name="T15" style:family="text">
      <style:text-properties officeooo:rsid="00220ae6"/>
    </style:style>
    <style:style style:name="T16" style:family="text">
      <style:text-properties officeooo:rsid="0030e8f9"/>
    </style:style>
    <style:style style:name="T17" style:family="text">
      <style:text-properties officeooo:rsid="002c3f31"/>
    </style:style>
    <style:style style:name="T18" style:family="text">
      <style:text-properties officeooo:rsid="002b73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701731741808">
          <table:table-cell table:style-name="Tabela1.A1" table:number-columns-spanned="2" office:value-type="string">
            <text:p text:style-name="P3"><text:span text:style-name="T2">Nome do caso de uso: </text:span><text:span text:style-name="T3">UC - </text:span><text:span text:style-name="T4">00</text:span><text:span text:style-name="T5">3</text:span></text:p>
          </table:table-cell>
          <table:covered-table-cell/>
        </table:table-row>
        <table:table-row table:style-name="TableLine94701731923280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701731948768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701731949408">
          <table:table-cell table:style-name="Tabela1.A8" office:value-type="string">
            <text:p text:style-name="P31">Descrição</text:p>
          </table:table-cell>
          <table:table-cell table:style-name="Tabela1.B8" office:value-type="string">
            <text:p text:style-name="P6">Cadastrar animal</text:p>
          </table:table-cell>
        </table:table-row>
        <table:table-row table:style-name="TableLine94701731950048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list xml:id="list1877064018" text:style-name="L1">
              <text:list-item>
                <text:p text:style-name="P7">Cliente cadastrado</text:p>
              </text:list-item>
            </text:list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>Exibir os dados cadastrados <text:span text:style-name="T7">na pesquisa.</text:span></text:p>
          </table:table-cell>
        </table:table-row>
        <table:table-row table:style-name="Tabela1.7">
          <table:table-cell table:style-name="Tabela1.A11" office:value-type="string">
            <text:p text:style-name="P12">Entradas</text:p>
          </table:table-cell>
          <table:table-cell table:style-name="Tabela1.B11" office:value-type="string">
            <text:p text:style-name="P13"/>
            <text:p text:style-name="P15"><text:span text:style-name="T12">TEXTO - </text:span><text:span text:style-name="T13">Nome</text:span></text:p>
            <text:p text:style-name="P16"><text:span text:style-name="T13">SELETOR</text:span><text:span text:style-name="T12"> - </text:span><text:span text:style-name="T13">Sexo</text:span></text:p>
            <text:p text:style-name="P17"><text:span text:style-name="T17">DATA</text:span><text:span text:style-name="T12"> - </text:span><text:span text:style-name="T13">Data de nascimento</text:span></text:p>
            <text:p text:style-name="P17"><text:span text:style-name="T12">TEXTO - </text:span><text:span text:style-name="T13">Peso KG</text:span></text:p>
            <text:p text:style-name="P17"><text:span text:style-name="T18">SELETOR</text:span><text:span text:style-name="T12"> - </text:span><text:span text:style-name="T13">Espécie</text:span></text:p>
            <text:p text:style-name="P17"><text:span text:style-name="T12">TEXTO - </text:span><text:span text:style-name="T13">Raça</text:span></text:p>
            <text:p text:style-name="P17"><text:span text:style-name="T12">TEXTO - </text:span><text:span text:style-name="T13">Características</text:span></text:p>
            <text:p text:style-name="P17"><text:span text:style-name="T13">SELETOR</text:span><text:span text:style-name="T12"> - </text:span><text:span text:style-name="T13">Cliente/dono</text:span></text:p>
            <text:p text:style-name="P14"/>
          </table:table-cell>
        </table:table-row>
        <table:table-row table:style-name="TableLine94701731953312">
          <table:table-cell table:style-name="Tabela1.A8" office:value-type="string">
            <text:p text:style-name="P18">Prioridade</text:p>
          </table:table-cell>
          <table:table-cell table:style-name="Tabela1.B8" office:value-type="string">
            <text:p text:style-name="P19">Excencial</text:p>
          </table:table-cell>
        </table:table-row>
        <table:table-row table:style-name="TableLine94701731954000">
          <table:table-cell table:style-name="Tabela1.A9" table:number-columns-spanned="2" office:value-type="string">
            <text:p text:style-name="P32">Fluxo de eventos</text:p>
          </table:table-cell>
          <table:covered-table-cell/>
        </table:table-row>
        <table:table-row table:style-name="Tabela1.10">
          <table:table-cell table:style-name="Tabela1.A11" office:value-type="string">
            <text:p text:style-name="P20">Fluxo principal</text:p>
          </table:table-cell>
          <table:table-cell table:style-name="Tabela1.B11" office:value-type="string">
            <text:list xml:id="list2797234330" text:style-name="L2">
              <text:list-item>
                <text:p text:style-name="P21"><text:span text:style-name="T14">Preencher</text:span><text:span text:style-name="T15"> </text:span><text:span text:style-name="T14">os dados</text:span></text:p>
              </text:list-item>
              <text:list-item>
                <text:p text:style-name="P22"><text:span text:style-name="T6">Clicar em s</text:span>alvar</text:p>
              </text:list-item>
            </text:list>
          </table:table-cell>
        </table:table-row>
        <table:table-row table:style-name="Tabela1.11">
          <table:table-cell table:style-name="Tabela1.A11" office:value-type="string">
            <text:p text:style-name="P20">Fluxo secundário</text:p>
          </table:table-cell>
          <table:table-cell table:style-name="Tabela1.B11" office:value-type="string">
            <text:p text:style-name="P23"/>
          </table:table-cell>
        </table:table-row>
        <table:table-row table:style-name="Tabela1.11">
          <table:table-cell table:style-name="Tabela1.A12" office:value-type="string">
            <text:p text:style-name="P24">Regras</text:p>
          </table:table-cell>
          <table:table-cell table:style-name="Tabela1.B12" office:value-type="string">
            <text:p text:style-name="P25"/>
            <text:p text:style-name="P25">Preencher dados obrigatórios</text:p>
            <text:p text:style-name="P25"/>
            <text:list xml:id="list2713333897" text:style-name="L3">
              <text:list-item>
                <text:p text:style-name="P26">Nome do animal</text:p>
              </text:list-item>
              <text:list-item>
                <text:p text:style-name="P26">Espécie do animal</text:p>
              </text:list-item>
              <text:list-item>
                <text:p text:style-name="P27">Raça do animal</text:p>
              </text:list-item>
              <text:list-item>
                <text:p text:style-name="P28">Nome do cliente</text:p>
              </text:list-item>
            </text:list>
            <text:p text:style-name="P29"/>
          </table:table-cell>
        </table:table-row>
        <table:table-row table:style-name="TableLine94701731958560">
          <table:table-cell table:style-name="Tabela1.A13" office:value-type="string">
            <text:p text:style-name="P20">Versão</text:p>
          </table:table-cell>
          <table:table-cell table:style-name="Tabela1.B13" office:value-type="string">
            <text:p text:style-name="P30"><text:span text:style-name="T1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9M15S</meta:editing-duration>
    <meta:editing-cycles>39</meta:editing-cycles>
    <meta:generator>LibreOffice/6.4.7.2$Linux_X86_64 LibreOffice_project/40$Build-2</meta:generator>
    <dc:date>2022-09-08T10:58:08.210447113</dc:date>
    <meta:document-statistic meta:table-count="1" meta:image-count="0" meta:object-count="0" meta:page-count="1" meta:paragraph-count="34" meta:word-count="94" meta:character-count="543" meta:non-whitespace-character-count="490"/>
  </office:meta>
</office:document-meta>
</file>